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dcdcaa" style:font-name="Consolas" fo:font-size="10.5pt" fo:font-weight="normal"/>
    </style:style>
    <style:style style:name="T10" style:family="text">
      <style:text-properties fo:color="#c586c0" style:font-name="Consolas" fo:font-size="10.5pt" fo:font-weight="normal"/>
    </style:style>
    <style:style style:name="T11" style:family="text">
      <style:text-properties fo:color="#4ec9b0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3">article</text:span> <text:span text:style-name="T5">key</text:span>=<text:span text:style-name="T3">{</text:span><text:span text:style-name="T5">test</text:span>.<text:span text:style-name="T5">id</text:span><text:span text:style-name="T3">}</text:span><text:span text:style-name="T1">&gt;</text:span></text:p>
      <text:p text:style-name="P2">                                            <text:span text:style-name="T2">&lt;</text:span><text:span text:style-name="T4">h3</text:span><text:span text:style-name="T7"> </text:span><text:span text:style-name="T6">className</text:span><text:span text:style-name="T7">=</text:span><text:span text:style-name="T8">"text"</text:span><text:span text:style-name="T2">&gt;</text:span><text:span text:style-name="T4">{</text:span><text:span text:style-name="T6">test</text:span><text:span text:style-name="T7">.</text:span><text:span text:style-name="T6">name</text:span><text:span text:style-name="T4">}</text:span><text:span text:style-name="T2">&lt;/</text:span><text:span text:style-name="T4">h3</text:span><text:span text:style-name="T2">&gt;</text:span></text:p>
      <text:p text:style-name="P2">                                            <text:span text:style-name="T4">{</text:span><text:span text:style-name="T7"> </text:span><text:span text:style-name="T6">test</text:span><text:span text:style-name="T7">.</text:span><text:span text:style-name="T6">description</text:span><text:span text:style-name="T7">.</text:span><text:span text:style-name="T9">map</text:span><text:span text:style-name="T7">((</text:span><text:span text:style-name="T6">paragraph</text:span><text:span text:style-name="T7">) </text:span><text:span text:style-name="T4">=&gt;</text:span><text:span text:style-name="T7"> {</text:span></text:p>
      <text:p text:style-name="P2">                                                <text:span text:style-name="T10">return</text:span><text:span text:style-name="T7"> (</text:span></text:p>
      <text:p text:style-name="P2">                                                <text:span text:style-name="T2">&lt;</text:span><text:span text:style-name="T4">p</text:span><text:span text:style-name="T7"> </text:span><text:span text:style-name="T6">className</text:span><text:span text:style-name="T7">=</text:span><text:span text:style-name="T8">"text"</text:span><text:span text:style-name="T2">&gt;</text:span><text:span text:style-name="T4">{</text:span><text:span text:style-name="T6">paragraph</text:span><text:span text:style-name="T4">}</text:span><text:span text:style-name="T2">&lt;/</text:span><text:span text:style-name="T4">p</text:span><text:span text:style-name="T2">&gt;</text:span></text:p>
      <text:p text:style-name="P2">                                                <text:span text:style-name="T7">)</text:span></text:p>
      <text:p text:style-name="P2">                                            <text:span text:style-name="T7">}) </text:span><text:span text:style-name="T4">}</text:span></text:p>
      <text:p text:style-name="P2">                                            <text:span text:style-name="T4">{</text:span><text:span text:style-name="T6">test</text:span><text:span text:style-name="T7">.</text:span><text:span text:style-name="T6">imageUrl</text:span><text:span text:style-name="T7"> ? </text:span><text:span text:style-name="T2">&lt;</text:span><text:span text:style-name="T4">img</text:span><text:span text:style-name="T7"> </text:span><text:span text:style-name="T6">src</text:span><text:span text:style-name="T7">=</text:span><text:span text:style-name="T4">{</text:span><text:span text:style-name="T6">test</text:span><text:span text:style-name="T7">.</text:span><text:span text:style-name="T6">imageUrl</text:span><text:span text:style-name="T4">}</text:span><text:span text:style-name="T7"> </text:span><text:span text:style-name="T6">alt</text:span><text:span text:style-name="T7">=</text:span><text:span text:style-name="T4">{</text:span><text:span text:style-name="T6">test</text:span><text:span text:style-name="T7">.</text:span><text:span text:style-name="T6">altText</text:span><text:span text:style-name="T4">}</text:span><text:span text:style-name="T2">&gt;</text:span></text:p>
      <text:p text:style-name="P2">                                            <text:span text:style-name="T2">&lt;/</text:span><text:span text:style-name="T4">img</text:span><text:span text:style-name="T2">&gt;</text:span><text:span text:style-name="T7"> : </text:span><text:span text:style-name="T4">null}</text:span></text:p>
      <text:p text:style-name="P2">                                            <text:span text:style-name="T2">&lt;</text:span><text:span text:style-name="T4">p</text:span><text:span text:style-name="T2">&gt;&lt;</text:span><text:span text:style-name="T11">Link</text:span><text:span text:style-name="T7"> </text:span><text:span text:style-name="T6">id</text:span><text:span text:style-name="T7">=</text:span><text:span text:style-name="T8">"find-out-more"</text:span><text:span text:style-name="T7"> </text:span><text:span text:style-name="T6">className</text:span><text:span text:style-name="T7">=</text:span><text:span text:style-name="T8">"text focus"</text:span></text:p>
      <text:p text:style-name="P2">                                                <text:span text:style-name="T6">to</text:span><text:span text:style-name="T7">=</text:span><text:span text:style-name="T4">{</text:span><text:span text:style-name="T8">"/service"</text:span><text:span text:style-name="T4">}</text:span><text:span text:style-name="T7"> </text:span><text:span text:style-name="T2">&gt;</text:span><text:span text:style-name="T7">Mehr</text:span><text:span text:style-name="T2">&lt;/</text:span><text:span text:style-name="T11">Link</text:span><text:span text:style-name="T2">&gt;&lt;/</text:span><text:span text:style-name="T4">p</text:span><text:span text:style-name="T2">&gt;</text:span></text:p>
      <text:p text:style-name="P2">                                        <text:span text:style-name="T2">&lt;/</text:span><text:span text:style-name="T4">article</text:span><text:span text:style-name="T2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Zintl</meta:initial-creator>
    <meta:creation-date>2022-05-02T15:17:46.29</meta:creation-date>
    <meta:document-statistic meta:table-count="0" meta:image-count="0" meta:object-count="0" meta:page-count="1" meta:paragraph-count="12" meta:word-count="30" meta:character-count="810"/>
    <dc:date>2022-05-02T15:18:36.35</dc:date>
    <dc:creator>Marco Zintl</dc:creator>
    <meta:editing-duration>PT50S</meta:editing-duration>
    <meta:editing-cycles>1</meta:editing-cycles>
    <meta:generator>OpenOffice/4.1.0$Win32 OpenOffice.org_project/410m18$Build-9764</meta:generator>
  </office:meta>
</office:document-meta>
</file>